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k" table:style-name="ta1">
        <table:shapes>
          <draw:frame draw:z-index="0" draw:style-name="gr1" draw:text-style-name="P1" svg:width="15.985cm" svg:height="9.005cm" svg:x="0.55cm" svg:y="5.949cm">
            <draw:object draw:notify-on-update-of-ranges="200k.B2:200k.B12 200k.A2:200k.A12 200k.D2:200k.D12 200k.A2:200k.A12 200k.C2:200k.C12 200k.A2:200k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Reference Voltage</text:p>
          </table:table-cell>
          <table:table-cell table:style-name="ce1" office:value-type="string" calcext:value-type="string">
            <text:p>Iso_Pos Voltage</text:p>
          </table:table-cell>
          <table:table-cell table:style-name="ce1" office:value-type="string" calcext:value-type="string">
            <text:p>Iso_Neg Voltage</text:p>
          </table:table-cell>
          <table:table-cell/>
          <table:table-cell table:style-name="ce1" office:value-type="string" calcext:value-type="string">
            <text:p>Rps </text:p>
          </table:table-cell>
          <table:table-cell table:style-name="ce1" office:value-type="float" office:value="1205880" calcext:value-type="float">
            <text:p>1205880</text:p>
          </table:table-cell>
          <table:table-cell/>
          <table:table-cell table:style-name="ce1" office:value-type="string" calcext:value-type="string">
            <text:p>Iso_Pos Voltage</text:p>
          </table:table-cell>
          <table:table-cell table:style-name="ce1" office:value-type="string" calcext:value-type="string">
            <text:p>Iso_Neg Voltage</text:p>
          </table:table-cell>
          <table:table-cell table:style-name="ce3" office:value-type="string" calcext:value-type="string">
            <text:p>β</text:p>
          </table:table-cell>
          <table:table-cell table:style-name="ce3" office:value-type="string" calcext:value-type="string">
            <text:p>α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" calcext:value-type="float">
            <text:p>1,5</text:p>
          </table:table-cell>
          <table:table-cell/>
          <table:table-cell table:style-name="ce1" office:value-type="string" calcext:value-type="string">
            <text:p>Rns</text:p>
          </table:table-cell>
          <table:table-cell table:style-name="ce1" office:value-type="float" office:value="1205880" calcext:value-type="float">
            <text:p>1205880</text:p>
          </table:table-cell>
          <table:table-cell/>
          <table:table-cell table:style-name="ce1" table:formula="of:=[.B2]-([.B2]*[.$G$3])/([.$G$1]+[.$G$4])" office:value-type="float" office:value="1.49455856829886" calcext:value-type="float">
            <text:p>1,49455856829886</text:p>
          </table:table-cell>
          <table:table-cell table:style-name="ce1" table:formula="of:=[.B2]+(([.A2]+[.B2])*[.$G$3])/[.$G$2]" office:value-type="float" office:value="1.50634391481739" calcext:value-type="float">
            <text:p>1,50634391481739</text:p>
          </table:table-cell>
          <table:table-cell table:formula="of:=[.$B$2]*(1+[.$G$2]/[.$G$3])-([.$G$2]/[.$G$3]*[.J2])" office:value-type="float" office:value="0" calcext:value-type="float">
            <text:p>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3076184" calcext:value-type="float">
            <text:p>1,53076184</text:p>
          </table:table-cell>
          <table:table-cell table:style-name="ce1" office:value-type="float" office:value="1.7305665" calcext:value-type="float">
            <text:p>1,7305665</text:p>
          </table:table-cell>
          <table:table-cell/>
          <table:table-cell table:style-name="ce1" office:value-type="string" calcext:value-type="string">
            <text:p>Rs</text:p>
          </table:table-cell>
          <table:table-cell table:style-name="ce1" office:value-type="float" office:value="5100" calcext:value-type="float">
            <text:p>5100</text:p>
          </table:table-cell>
          <table:table-cell/>
          <table:table-cell table:style-name="ce1" table:formula="of:=[.B3]-([.B3]*[.$G$3])/([.$G$1]+[.$G$4])" office:value-type="float" office:value="1.49455856829886" calcext:value-type="float">
            <text:p>1,49455856829886</text:p>
          </table:table-cell>
          <table:table-cell table:style-name="ce1" table:formula="of:=[.B3]+(([.A3]+[.B3])*[.$G$3])/[.$G$2]" office:value-type="float" office:value="1.71780774206389" calcext:value-type="float">
            <text:p>1,71780774206389</text:p>
          </table:table-cell>
          <table:table-cell table:formula="of:=[.$B$2]*(1+[.$G$2]/[.$G$3])-([.$G$2]/[.$G$3]*[.J3])" office:value-type="float" office:value="-50" calcext:value-type="float">
            <text:p>-5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3640151" calcext:value-type="float">
            <text:p>1,53640151</text:p>
          </table:table-cell>
          <table:table-cell table:style-name="ce1" office:value-type="float" office:value="1.94326186" calcext:value-type="float">
            <text:p>1,94326186</text:p>
          </table:table-cell>
          <table:table-cell/>
          <table:table-cell table:style-name="ce1" office:value-type="string" calcext:value-type="string">
            <text:p>Riso</text:p>
          </table:table-cell>
          <table:table-cell table:style-name="ce1" office:value-type="float" office:value="200000" calcext:value-type="float">
            <text:p>200000</text:p>
          </table:table-cell>
          <table:table-cell/>
          <table:table-cell table:style-name="ce1" table:formula="of:=[.B4]-([.B4]*[.$G$3])/([.$G$1]+[.$G$4])" office:value-type="float" office:value="1.49455856829886" calcext:value-type="float">
            <text:p>1,49455856829886</text:p>
          </table:table-cell>
          <table:table-cell table:style-name="ce1" table:formula="of:=[.B4]+(([.A4]+[.B4])*[.$G$3])/[.$G$2]" office:value-type="float" office:value="1.92927156931038" calcext:value-type="float">
            <text:p>1,92927156931038</text:p>
          </table:table-cell>
          <table:table-cell table:formula="of:=[.$B$2]*(1+[.$G$2]/[.$G$3])-([.$G$2]/[.$G$3]*[.J4])" office:value-type="float" office:value="-100" calcext:value-type="float">
            <text:p>-10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2834487" calcext:value-type="float">
            <text:p>1,52834487</text:p>
          </table:table-cell>
          <table:table-cell table:style-name="ce1" office:value-type="float" office:value="2.15917993" calcext:value-type="float">
            <text:p>2,15917993</text:p>
          </table:table-cell>
          <table:table-cell table:number-columns-repeated="4"/>
          <table:table-cell table:style-name="ce1" table:formula="of:=[.B5]-([.B5]*[.$G$3])/([.$G$1]+[.$G$4])" office:value-type="float" office:value="1.49455856829886" calcext:value-type="float">
            <text:p>1,49455856829886</text:p>
          </table:table-cell>
          <table:table-cell table:style-name="ce1" table:formula="of:=[.B5]+(([.A5]+[.B5])*[.$G$3])/[.$G$2]" office:value-type="float" office:value="2.14073539655687" calcext:value-type="float">
            <text:p>2,14073539655687</text:p>
          </table:table-cell>
          <table:table-cell table:formula="of:=[.$B$2]*(1+[.$G$2]/[.$G$3])-([.$G$2]/[.$G$3]*[.J5])" office:value-type="float" office:value="-150" calcext:value-type="float">
            <text:p>-15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3559577" calcext:value-type="float">
            <text:p>1,53559577</text:p>
          </table:table-cell>
          <table:table-cell table:style-name="ce1" office:value-type="float" office:value="2.36220717" calcext:value-type="float">
            <text:p>2,36220717</text:p>
          </table:table-cell>
          <table:table-cell table:number-columns-repeated="4"/>
          <table:table-cell table:style-name="ce1" table:formula="of:=[.B6]-([.B6]*[.$G$3])/([.$G$1]+[.$G$4])" office:value-type="float" office:value="1.49455856829886" calcext:value-type="float">
            <text:p>1,49455856829886</text:p>
          </table:table-cell>
          <table:table-cell table:style-name="ce1" table:formula="of:=[.B6]+(([.A6]+[.B6])*[.$G$3])/[.$G$2]" office:value-type="float" office:value="2.35219922380336" calcext:value-type="float">
            <text:p>2,35219922380336</text:p>
          </table:table-cell>
          <table:table-cell table:formula="of:=[.$B$2]*(1+[.$G$2]/[.$G$3])-([.$G$2]/[.$G$3]*[.J6])" office:value-type="float" office:value="-200" calcext:value-type="float">
            <text:p>-20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2431655" calcext:value-type="float">
            <text:p>1,52431655</text:p>
          </table:table-cell>
          <table:table-cell table:style-name="ce1" office:value-type="float" office:value="2.56926274" calcext:value-type="float">
            <text:p>2,56926274</text:p>
          </table:table-cell>
          <table:table-cell table:number-columns-repeated="4"/>
          <table:table-cell table:style-name="ce1" table:formula="of:=[.B7]-([.B7]*[.$G$3])/([.$G$1]+[.$G$4])" office:value-type="float" office:value="1.49455856829886" calcext:value-type="float">
            <text:p>1,49455856829886</text:p>
          </table:table-cell>
          <table:table-cell table:style-name="ce1" table:formula="of:=[.B7]+(([.A7]+[.B7])*[.$G$3])/[.$G$2]" office:value-type="float" office:value="2.56366305104986" calcext:value-type="float">
            <text:p>2,56366305104986</text:p>
          </table:table-cell>
          <table:table-cell table:formula="of:=[.$B$2]*(1+[.$G$2]/[.$G$3])-([.$G$2]/[.$G$3]*[.J7])" office:value-type="float" office:value="-250" calcext:value-type="float">
            <text:p>-25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3398442" calcext:value-type="float">
            <text:p>1,53398442</text:p>
          </table:table-cell>
          <table:table-cell table:style-name="ce1" office:value-type="float" office:value="2.76020527" calcext:value-type="float">
            <text:p>2,76020527</text:p>
          </table:table-cell>
          <table:table-cell table:number-columns-repeated="4"/>
          <table:table-cell table:style-name="ce1" table:formula="of:=[.B8]-([.B8]*[.$G$3])/([.$G$1]+[.$G$4])" office:value-type="float" office:value="1.49455856829886" calcext:value-type="float">
            <text:p>1,49455856829886</text:p>
          </table:table-cell>
          <table:table-cell table:style-name="ce1" table:formula="of:=[.B8]+(([.A8]+[.B8])*[.$G$3])/[.$G$2]" office:value-type="float" office:value="2.77512687829635" calcext:value-type="float">
            <text:p>2,77512687829635</text:p>
          </table:table-cell>
          <table:table-cell table:formula="of:=[.$B$2]*(1+[.$G$2]/[.$G$3])-([.$G$2]/[.$G$3]*[.J8])" office:value-type="float" office:value="-300" calcext:value-type="float">
            <text:p>-30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4"/>
          <table:table-cell table:style-name="ce1" table:formula="of:=[.B9]-([.B9]*[.$G$3])/([.$G$1]+[.$G$4])" office:value-type="float" office:value="1.49455856829886" calcext:value-type="float">
            <text:p>1,49455856829886</text:p>
          </table:table-cell>
          <table:table-cell table:style-name="ce1" table:formula="of:=[.B9]+(([.A9]+[.B9])*[.$G$3])/[.$G$2]" office:value-type="float" office:value="2.88085879191959" calcext:value-type="float">
            <text:p>2,88085879191959</text:p>
          </table:table-cell>
          <table:table-cell table:formula="of:=[.$B$2]*(1+[.$G$2]/[.$G$3])-([.$G$2]/[.$G$3]*[.J9])" office:value-type="float" office:value="-325" calcext:value-type="float">
            <text:p>-325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4"/>
          <table:table-cell table:style-name="ce1" table:formula="of:=[.B10]-([.B10]*[.$G$3])/([.$G$1]+[.$G$4])" office:value-type="float" office:value="1.49455856829886" calcext:value-type="float">
            <text:p>1,49455856829886</text:p>
          </table:table-cell>
          <table:table-cell table:style-name="ce1" table:formula="of:=[.B10]+(([.A10]+[.B10])*[.$G$3])/[.$G$2]" office:value-type="float" office:value="2.98659070554284" calcext:value-type="float">
            <text:p>2,98659070554284</text:p>
          </table:table-cell>
          <table:table-cell table:formula="of:=[.$B$2]*(1+[.$G$2]/[.$G$3])-([.$G$2]/[.$G$3]*[.J10])" office:value-type="float" office:value="-350" calcext:value-type="float">
            <text:p>-35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4"/>
          <table:table-cell table:style-name="ce1" table:formula="of:=[.B11]-([.B11]*[.$G$3])/([.$G$1]+[.$G$4])" office:value-type="float" office:value="1.49455856829886" calcext:value-type="float">
            <text:p>1,49455856829886</text:p>
          </table:table-cell>
          <table:table-cell table:style-name="ce1" table:formula="of:=[.B11]+(([.A11]+[.B11])*[.$G$3])/[.$G$2]" office:value-type="float" office:value="3.09232261916609" calcext:value-type="float">
            <text:p>3,09232261916609</text:p>
          </table:table-cell>
          <table:table-cell table:formula="of:=[.$B$2]*(1+[.$G$2]/[.$G$3])-([.$G$2]/[.$G$3]*[.J11])" office:value-type="float" office:value="-375" calcext:value-type="float">
            <text:p>-375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4"/>
          <table:table-cell table:style-name="ce1" table:formula="of:=[.B12]-([.B12]*[.$G$3])/([.$G$1]+[.$G$4])" office:value-type="float" office:value="1.49455856829886" calcext:value-type="float">
            <text:p>1,49455856829886</text:p>
          </table:table-cell>
          <table:table-cell table:style-name="ce1" table:formula="of:=[.B12]+(([.A12]+[.B12])*[.$G$3])/[.$G$2]" office:value-type="float" office:value="3.19805453278933" calcext:value-type="float">
            <text:p>3,19805453278933</text:p>
          </table:table-cell>
          <table:table-cell table:formula="of:=[.$B$2]*(1+[.$G$2]/[.$G$3])-([.$G$2]/[.$G$3]*[.J12])" office:value-type="float" office:value="-400" calcext:value-type="float">
            <text:p>-400</text:p>
          </table:table-cell>
          <table:table-cell table:formula="of:=[.$C$2]*(1+[.$G$1]/[.$G$3])-([.$G$1]/[.$G$3]*1.5)" office:value-type="float" office:value="1.5" calcext:value-type="float">
            <text:p>1,5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3:31:12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22T17:10:48.252000000</dc:date>
    <meta:editing-duration>PT36M40S</meta:editing-duration>
    <meta:editing-cycles>4</meta:editing-cycles>
    <meta:document-statistic meta:table-count="1" meta:cell-count="9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3.451cm" svg:y="3.706cm" style:legend-expansion="high" chart:style-name="ch2"/>
        <chart:plot-area chart:style-name="ch3" table:cell-range-address="200k.A2:200k.D12" chart:data-source-has-labels="row" svg:x="0.319cm" svg:y="0.18cm" svg:width="12.813cm" svg:height="8.646cm">
          <chartooo:coordinate-region svg:x="1.046cm" svg:y="0.38cm" svg:width="11.80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0k.B2:200k.B12" loext:label-string="vref" chart:class="chart:scatter">
            <chart:domain table:cell-range-address="200k.A2:200k.A12"/>
            <chart:data-point chart:repeated="11"/>
          </chart:series>
          <chart:series chart:style-name="ch7" chart:values-cell-range-address="200k.D2:200k.D12" loext:label-string="iso_neg" chart:class="chart:scatter">
            <chart:data-point chart:repeated="11"/>
          </chart:series>
          <chart:series chart:style-name="ch8" chart:values-cell-range-address="200k.C2:200k.C12" loext:label-string="iso_pos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ref</text:p>
              </table:table-cell>
              <table:table-cell office:value-type="string">
                <text:p>iso_neg</text:p>
              </table:table-cell>
              <table:table-cell office:value-type="string">
                <text:p>iso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0k.A2:200k.A12</svg:desc>
                </draw:g>
              </table:table-cell>
              <table:table-cell office:value-type="float" office:value="1.5">
                <text:p>1.5</text:p>
                <draw:g>
                  <svg:desc>200k.B2:200k.B12</svg:desc>
                </draw:g>
              </table:table-cell>
              <table:table-cell office:value-type="float" office:value="1.5">
                <text:p>1.5</text:p>
                <draw:g>
                  <svg:desc>200k.D2:200k.D12</svg:desc>
                </draw:g>
              </table:table-cell>
              <table:table-cell office:value-type="float" office:value="1.5">
                <text:p>1.5</text:p>
                <draw:g>
                  <svg:desc>200k.C2:200k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5">
                <text:p>1.5</text:p>
              </table:table-cell>
              <table:table-cell office:value-type="float" office:value="1.7305665">
                <text:p>1.7305665</text:p>
              </table:table-cell>
              <table:table-cell office:value-type="float" office:value="1.53076184">
                <text:p>1.53076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1.94326186">
                <text:p>1.94326186</text:p>
              </table:table-cell>
              <table:table-cell office:value-type="float" office:value="1.53640151">
                <text:p>1.5364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.15917993">
                <text:p>2.15917993</text:p>
              </table:table-cell>
              <table:table-cell office:value-type="float" office:value="1.52834487">
                <text:p>1.52834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5">
                <text:p>1.5</text:p>
              </table:table-cell>
              <table:table-cell office:value-type="float" office:value="2.36220717">
                <text:p>2.36220717</text:p>
              </table:table-cell>
              <table:table-cell office:value-type="float" office:value="1.53559577">
                <text:p>1.53559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5">
                <text:p>1.5</text:p>
              </table:table-cell>
              <table:table-cell office:value-type="float" office:value="2.56926274">
                <text:p>2.56926274</text:p>
              </table:table-cell>
              <table:table-cell office:value-type="float" office:value="1.52431655">
                <text:p>1.5243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.76020527">
                <text:p>2.76020527</text:p>
              </table:table-cell>
              <table:table-cell office:value-type="float" office:value="1.53398442">
                <text:p>1.53398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